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1c6a" officeooo:paragraph-rsid="00041c6a"/>
    </style:style>
    <style:style style:name="P2" style:family="paragraph" style:parent-style-name="Standard">
      <style:paragraph-properties fo:text-align="start" style:justify-single-word="false"/>
      <style:text-properties officeooo:rsid="00041c6a" officeooo:paragraph-rsid="00041c6a"/>
    </style:style>
    <style:style style:name="P3" style:family="paragraph" style:parent-style-name="Standard">
      <style:paragraph-properties fo:text-align="start" style:justify-single-word="false"/>
      <style:text-properties officeooo:rsid="0005e8aa" officeooo:paragraph-rsid="0005e8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TD-LOG</text:p>
      <text:p text:style-name="P1"/>
      <text:p text:style-name="P2">Faire la liste de préférences des établissements en fonction des critères des élèves</text:p>
      <text:p text:style-name="P2">Permettre aux élèves d'avoir un nombre d'établissements limité</text:p>
      <text:p text:style-name="P2">Faire l'interface graphique avec Django ?</text:p>
      <text:p text:style-name="P2">Avoir un grand nombre d'établissements (100?)</text:p>
      <text:p text:style-name="P2">Avoir un grand nombre d'élèves</text:p>
      <text:p text:style-name="P2"/>
      <text:p text:style-name="P2"/>
      <text:p text:style-name="P3">Appliqué les travaux à un site de rencont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56:44.953365200</meta:creation-date>
    <dc:date>2015-12-30T13:03:19.927366551</dc:date>
    <meta:editing-duration>PT2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48" meta:character-count="319" meta:non-whitespace-character-count="278"/>
  </office:meta>
</office:document-meta>
</file>